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Table_20_Contents">
      <style:text-properties style:font-name="Arial" style:text-underline-style="solid" style:text-underline-width="auto" style:text-underline-color="font-color"/>
    </style:style>
    <style:style style:name="P5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1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6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>
        <style:tab-stops>
          <style:tab-stop style:position="8.948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Arial1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9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%#include enTeteFpvNoirBlanc#%</text:p>
      <text:p text:style-name="P6"/>
      <text:p text:style-name="P6"/>
      <text:p text:style-name="P6"/>
      <text:p text:style-name="P10">%=remLineWhenBlank(referenceProcedureComunication, 2)=%</text:p>
      <text:p text:style-name="P10"/>
      <text:p text:style-name="P6"/>
      <text:p text:style-name="P6">%=titreTiers=%,</text:p>
      <text:p text:style-name="P6"/>
      <text:p text:style-name="P6">%=TEXTE_LETTRE=%</text:p>
      <text:p text:style-name="P6"/>
      <text:p text:style-name="P6">%=SALUTATIONS=%</text:p>
      <text:p text:style-name="P6"/>
      <text:p text:style-name="P6"/>
      <text:p text:style-name="P5">%#include <text:s/>signatures/standard#%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annexesCopies" style:family="table">
      <style:table-properties table:align="margins"/>
    </style:style>
    <style:style style:name="annexesCopies.A" style:family="table-column">
      <style:table-column-properties style:rel-column-width="7984*"/>
    </style:style>
    <style:style style:name="annexesCopies.B" style:family="table-column">
      <style:table-column-properties style:rel-column-width="57551*"/>
    </style:style>
    <style:style style:name="annexesCopies.A1" style:family="table-cell">
      <style:table-cell-properties fo:padding="0.097cm" fo:border="none"/>
    </style:style>
    <style:style style:name="MP1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Table_20_Contents">
      <style:text-properties style:font-name="Arial" style:text-underline-style="solid" style:text-underline-width="auto" style:text-underline-color="font-color"/>
    </style:style>
    <style:style style:name="MP3" style:family="paragraph" style:parent-style-name="Table_20_Contents">
      <style:text-properties style:font-name="Arial"/>
    </style:style>
    <style:style style:name="MP4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/>
    </style:style>
    <style:page-layout style:name="Mpm1">
      <style:page-layout-properties fo:page-width="20.999cm" fo:page-height="29.699cm" style:num-format="1" style:print-orientation="portrait" fo:margin-top="0.529cm" fo:margin-bottom="2.013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%=annexe=%</text:p>
      </style:footer>
      <style:footer-left>
        <table:table table:name="annexesCopies" table:style-name="annexesCopies">
          <table:table-column table:style-name="annexesCopies.A"/>
          <table:table-column table:style-name="annexesCopies.B"/>
          <table:table-row>
            <table:table-cell table:style-name="annexesCopies.A1" office:value-type="string">
              <text:p text:style-name="MP2">%%=TITRE_ANNEXE_COPIE=%</text:p>
            </table:table-cell>
            <table:table-cell table:style-name="annexesCopies.A1" office:value-type="string">
              <text:p text:style-name="MP3"><text:bookmark-start text:name="DDE_LINK"/>%=VALEUR_ANNEXE_COPIE=%<text:bookmark-end text:name="DDE_LINK"/></text:p>
            </table:table-cell>
          </table:table-row>
        </table:table>
        <text:p text:style-name="MP4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8-09-17T13:32:35</meta:creation-date>
    <dc:date>2013-08-19T16:01:11.92</dc:date>
    <meta:printed-by>Hervé Périat</meta:printed-by>
    <meta:print-date>2008-10-01T15:11:18</meta:print-date>
    <dc:language>en-US</dc:language>
    <meta:editing-cycles>48</meta:editing-cycles>
    <meta:editing-duration>PT16H57M43S</meta:editing-duration>
    <meta:document-statistic meta:table-count="1" meta:image-count="0" meta:object-count="0" meta:page-count="1" meta:paragraph-count="9" meta:word-count="12" meta:character-count="219"/>
    <meta:user-defined meta:name="Info 1"/>
    <meta:user-defined meta:name="Info 2"/>
    <meta:user-defined meta:name="Info 3"/>
    <meta:user-defined meta:name="Info 4"/>
  </office:meta>
</office:document-meta>
</file>